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1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6</text:p>
      <text:p text:style-name="P2">Month<text:tab/><text:tab/><text:tab/><text:tab/><text:tab/><text:tab/></text:p>
      <text:p text:style-name="P2">Year<text:tab/><text:tab/><text:tab/><text:tab/><text:tab/><text:tab/>1896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6">S. MORAIS,/</text:p>
      <text:p text:style-name="P6">546 N. FIFTH STREET,/</text:p>
      <text:p text:style-name="P6">PHILADELPHIA, PA./</text:p>
      <text:p text:style-name="P6"/>
      <text:p text:style-name="P5">[Front Cover]</text:p>
      <text:p text:style-name="P5">[Note: The number "11" is written in pencil and circled in the top right corner of the page.]</text:p>
      <text:p text:style-name="P5"/>
      <text:p text:style-name="P7">96/</text:p>
      <text:p text:style-name="P6">About the scheme of Christianizing/</text:p>
      <text:p text:style-name="P6">the Constitution of the U. S./</text:p>
      <text:p text:style-name="P6"/>
      <text:p text:style-name="P5">[Page 1]</text:p>
      <text:p text:style-name="P5">At longer or shorter intervals attempts are being/ made to Christianize the constitution of the United/ States of America. <text:s/>Since my residence here, I could/ reckon scores of time, when fanaticism broke loose and/ attacked the Republic of the North, as a godless union; as detestably altruistic,/ for not having given a <text:span text:style-name="T2">conspicuous</text:span><text:span text:style-name="T4"> foremost place in its Magna/ Charta to the man of Nazareth </text:span><text:span text:style-name="T2">as a</text:span><text:span text:style-name="T4"> the alleged </text:span><text:span text:style-name="T2">the</text:span><text:span text:style-name="T4"> regent of the all-ruling Divinity./ <text:s/>The very circumstance which manifests the profound wisdom/ of the </text:span><text:span text:style-name="T2">founders</text:span><text:span text:style-name="T4"> creators of the freest nation on earth, has been declared/ a heinous sin. <text:s/>It matters nothing to the/ clergy, that probably more churches exist and/ flourish under the stars and stripes than in countries/ boasting, in their charters, of </text:span><text:span text:style-name="T2">great</text:span><text:span text:style-name="T4"> perfect loyalty to the/ Church. <text:s/>The indisputable fact that </text:span><text:soft-page-break/><text:span text:style-name="T4">in/ every stage of the history of this government, its/ temporal authorities have acknowledged the Providence/ and protection of the Universal Father, has no weight/ on the minds of most ministers of the gospel./ <text:s/>No; they must read in capital letters in the pages/ of the statute book this confession: "We, a Christian/ people, acknowledge the trinity as the supremest/ power in </text:span><text:span text:style-name="T2">earth</text:span><text:span text:style-name="T4"> the universe"./</text:span></text:p>
      <text:p text:style-name="P5"><text:span text:style-name="T4"/></text:p>
      <text:p text:style-name="P5"><text:span text:style-name="T4">[Page 2]</text:span></text:p>
      <text:p text:style-name="P5"><text:span text:style-name="T4">There came lately in my possession a pamphlet/ containing some letters of George Washington and/ others among the immortal Sages of the revolution./ <text:s/>In that correspondence he that runs may read the/ sentiments of deep rooted belief in the Almighty/ cherished by men at the helm of the ship of state./ <text:s/>Washington, </text:span><text:span text:style-name="T2">writing to</text:span><text:span text:style-name="T4"> answering a Mr Levi Sheftal, who/ had </text:span><text:span text:style-name="T2">sent</text:span><text:span text:style-name="T4"> tendered the first President of the Republic con-/-gratulations on behalf of the Savannah Jews, said:/ "May the same wonder-working Deity, who long/ since delivered the Hebrews from their Egyptian/ oppressors; planted them in a promised land--/whose providential agency has lately been conspi-/-cuous in establishing these United States as an/ independent nation--may He still continue to/ water them with the dews of heaven and make/ the inhabitants of every denomination parti-/-cipate in the temporal and spiritual blessings/ of that people whose God is the Eternal". <text:s/>To/ the Jews of Newport, the great hero and statesman,/ with unmistakable proofs of his appreciation of the/ </text:span><text:span text:style-name="T2">broad righteous</text:span><text:span text:style-name="T4"> God approving principles upon which this government was/ </text:span><text:span text:style-name="T2">based</text:span><text:span text:style-name="T4"> founded, writes: "The citizens of the United States of/ America have a right to applaud themselves, for/</text:span></text:p>
      <text:p text:style-name="P5"><text:span text:style-name="T4"/></text:p>
      <text:p text:style-name="P5"><text:span text:style-name="T4">[Page 3]</text:span></text:p>
      <text:p text:style-name="P5"><text:span text:style-name="T4">having given to mankind examples of an enlarged/ and liberal policy--a policy worthy of imitation./ <text:s/>All alike possess liberty of conscience and immuni-/-ties of citizenship. <text:s/>It is now no more a tole-/-ration spoken of, as if it were the indulgence of a/ class of people, that another may enjoy the/ exercise of their inherent rights. <text:s/>For, happily/ the government of the United States, which gives/ to bigotry no factions, to persecution no assistance,/ requires only that they who live under its protect-/-ion should demean themselves as good citizens in/ giving it on all occasions their effectual support."/ <text:s/>To our own </text:span><text:span text:style-name="T5">Mickv</text:span><text:span text:style-name="T6">è</text:span><text:span text:style-name="T8"> Israel</text:span><text:span text:style-name="T9">, Washington emphasized/ his confession of faith, in the following terms: "The/ power and goodness of the Almighty, so strongly/ manifested in the events of the late glorious revo-/-lution, and His kind interposition in our behalf, have/ been no less visible in the establishment of our/ present equal government. <text:s/>In war He directed/ the sword and in peace He has ruled in our/ councils". <text:s/>But such admissions of an absolute/ reliance in the Sovereign Ruler of the world, count/</text:span></text:p>
      <text:p text:style-name="P5"><text:span text:style-name="T9"/></text:p>
      <text:p text:style-name="P5"><text:span text:style-name="T9">[Page 4]</text:span></text:p>
      <text:p text:style-name="P5"><text:span text:style-name="T9">nothing </text:span><text:span text:style-name="T3">with</text:span><text:span text:style-name="T9"> in the opinion of the white cravatted, who cry down/ the constitution because it fails to declare that/ Washington and his coworkers intended the asylum of the oppressed/ which they built up, to be solely and exclusively Christian./ <text:s/>One of the </text:span><text:span text:style-name="T3">strongest</text:span><text:span text:style-name="T9"> staunchest advocates of a denominational/ constitution, warming up in his subject before the/ Judiciary Committee in the House of Representatives,/ said last week that "the opponents of a Christian/ government, would abolish prayers in the churches;/ the Bible in the schools; chaplains in the/ army and navy." <text:s/>No, not quite so. <text:s/>Churches,/ like Synagogues, are for prayers. <text:s/>The Bible/ in secular schools, if restricted to </text:span><text:span text:style-name="T3">sayings</text:span><text:span text:style-name="T9"> teachings and maxims/ unsectarian in character, might not be objectionable,/ though unnecessary. <text:s/>Years ago when my oldest/ daughter attended the Norman School, I argued/ with Mr Fetter, the then principal in order to show/ the injustice done by the constant preference given/ to the recital of new testament, while the old offers much/ that is not doctrinal, as for instance several of the psalms and the/ entire book of Proverbs. <text:s/>With regard to chaplains/ in the army and navy, their presence is of a very doubt-/-ful usefulness; their absence could not possibly be felt,/ </text:span><text:span text:style-name="T3">missed,</text:span><text:span text:style-name="T9"> where our defenders on sea nad land comprise men/</text:span></text:p>
      <text:p text:style-name="P5"><text:span text:style-name="T9"/></text:p>
      <text:p text:style-name="P5"><text:soft-page-break/><text:span text:style-name="T9">[Page 5]</text:span></text:p>
      <text:p text:style-name="P5"><text:span text:style-name="T9">of various denominations. <text:s/>Bearing in mind the/ woeful effects </text:span><text:span text:style-name="T3">of</text:span><text:span text:style-name="T9"> occasioned by Christianized governments, their/ total secularization, </text:span><text:span text:style-name="T3">can</text:span><text:span text:style-name="T9"> may indeed be regarded as an/ incalculable blessing. <text:s/>Thomas Jefferson, who framed/ the declaration of Independence, understood that well;/ for, in a communication to Mordecai M. Noah, a/ prominent Israelite, he wrote: "Your sect by its suf-/-fering has furnished a remarkable proof of the uni-/-versal spirit of religious intolerance inherent in every/ sect, disclaimed by all while feeble, and practised/ by all when in power. <text:s/>Our laws have applied the/ only antidote to this vice, protecting our religious, as/ they do our civil rights, by putting all on an equal/ footing. <text:s/>But more remains to be done, for although/ we are free by the law, we are not so in practice./ <text:s/>Public opinion erects itself into an inquisition,/ and exercises its office with as much fanaticism/ as fanned by an </text:span><text:span text:style-name="T8">auto de f</text:span><text:span text:style-name="T6">è</text:span><text:span text:style-name="T9">". <text:s/>And John Adams, ad-/-dressing the same public spirited Mordecai M. Noah, gave/ utterance to these thoughts: "I wish that your people may/ be admitted to all privileges of citizens in every country of/ the world. <text:s/>This country has done much. <text:s/>I wish it may/ do more and annul every narrow idea in religion, in/ government and commerce"./</text:span></text:p>
      <text:p text:style-name="P5"><text:span text:style-name="T9"/></text:p>
      <text:p text:style-name="P5"><text:span text:style-name="T9">[Page 6]</text:span></text:p>
      <text:p text:style-name="P5"><text:span text:style-name="T9">Brethren. <text:s/>May the day never </text:span><text:span text:style-name="T3">arrive</text:span><text:span text:style-name="T9"> dawn when Christianity,/ or any creed </text:span><text:span text:style-name="T3">shall</text:span><text:span text:style-name="T9"> will have received a public recognition from/ the Constitution of the United States. <text:s/>For, notwithstanding/ the clause that congress shall make no law respect-/-ing an establishment of religion, or prohibiting the/ exercise thereof, still, we Jews suffer ostracism/ through local or state laws. <text:s/>Some years ago, when/ street cars were forbidden to run in Philadelphia on the first day of the week, in deference to </text:span><text:span text:style-name="T3">by</text:span><text:span text:style-name="T9">/ the </text:span><text:span text:style-name="T3">urgent</text:span><text:span text:style-name="T9"> solicitations of would be saints, who did/ not scruple using their own conveyance and hordes on that/ same day, </text:span><text:span text:style-name="T3">a chief justice</text:span><text:span text:style-name="T9"> the courts decided that Sunday is not/ </text:span><text:span text:style-name="T8">the Sabbath</text:span><text:span text:style-name="T9">. <text:s/>Nevertheless continual arrests have been made/ and are being made in this city almost within a stone's throw of the </text:span><text:span text:style-name="T3">Indpendence</text:span><text:span text:style-name="T9"> Hall of Independence, among/ our brethren </text:span><text:span text:style-name="T3">who</text:span><text:span text:style-name="T9"> as disturbers of public peace for working in their own shops on premises, on/ a Sunday, </text:span><text:span text:style-name="T3">because</text:span><text:span text:style-name="T9"> as they observe the Sabbath. </text:span><text:span text:style-name="T3">as disturbers</text:span><text:span text:style-name="T9">/ </text:span><text:span text:style-name="T3">of public peace.</text:span><text:span text:style-name="T9"> <text:s/>Complaints are brought to me, request-/-ing to take some action, but I realize the inutility of/ it; because if the the[sic!] seventh day Babtists[sic!]--a large denomination--cannot/ </text:span><text:span text:style-name="T3">redress</text:span><text:span text:style-name="T9"> remove a clear </text:span><text:span text:style-name="T3">wrong</text:span><text:span text:style-name="T9"> injustice, we few cannot hope to rectify/ it. <text:s/></text:span><text:span text:style-name="T3">Injustice</text:span><text:span text:style-name="T9"> Wrong against us, is not easily </text:span><text:span text:style-name="T3">set</text:span><text:span text:style-name="T9"> righted. <text:s/>What/ I only could accomplish in Philadelphia was to prevent/ our sons and daughters receiving punishment for/</text:span></text:p>
      <text:p text:style-name="P5"><text:span text:style-name="T9"/></text:p>
      <text:p text:style-name="P5"><text:span text:style-name="T9">[Page 7]</text:span></text:p>
      <text:p text:style-name="P5"><text:span text:style-name="T9">non attendance at schools on high holidays, or, as/ expressed in school language, from being demoted,/ a circumstance </text:span><text:span text:style-name="T3">telling operating</text:span><text:span text:style-name="T9"> working disadvantageously </text:span><text:span text:style-name="T3">about</text:span><text:span text:style-name="T9"> regarding their/ average at the end of the term. <text:s/>What stronger proof/ of the arbitrariness which the majority exercises, can/ Philadelphia exhibits than in the case of an insti-/-tution for the training of fatherless boys in secular/ learning and mechanical skill? <text:s/>Stephen Girard,/ may have been imbued with the atheistic ideas of/ the France of his time. <text:s/>Be it so or not, he was so/ determinedly opposed to denominational religions, that/ in bequeathing to their city the magnificent college, which/ bears his name, with the endowment of two million/ dollars, </text:span><text:span text:style-name="T3">anxious</text:span><text:span text:style-name="T9"> be resolved to prevent</text:span><text:span text:style-name="T3">s</text:span><text:span text:style-name="T9"> the inmates from being/ influenced by Clergymen. <text:s/></text:span><text:span text:style-name="T3">he</text:span><text:span text:style-name="T9"> Accordingly the man left positive orders that/ none of the</text:span><text:span text:style-name="T3">m</text:span><text:span text:style-name="T9"> latter be ever allowed to enter the institution./ <text:s/>The thought of imparting Christian doctrines, of/ holding Christian services, of building a Christian chapel/ in those premises, was abhorrent to the testator. <text:s/>Yet, his/ will is set altogether aside, and I </text:span><text:span text:style-name="T3">have had</text:span><text:span text:style-name="T9"> obtained in the past,/ the personal knowledge of a Jewish lad admitted there, being tampered with by one of the employe</text:span><text:span text:style-name="T7">é</text:span><text:span text:style-name="T9">s to effect/ a so called conversion. <text:s/>If Christianity acts so clandestinely on/ the Jesuitical plea, that the end justifies the means,/</text:span></text:p>
      <text:p text:style-name="P5"><text:span text:style-name="T9"/></text:p>
      <text:p text:style-name="P5"><text:span text:style-name="T9">[Page 8]</text:span></text:p>
      <text:p text:style-name="P5"><text:soft-page-break/><text:span text:style-name="T9">what could we anticipate, if Congress should </text:span><text:span text:style-name="T3">have</text:span><text:span text:style-name="T9"> ever de-/-clare</text:span><text:span text:style-name="T3">d</text:span><text:span text:style-name="T9"> to the world that the cross is the victorious ensign/ of the Republic of the North; that by it every tongue/ must swear, that to it all must pay homage? <text:s/>But/ that ominous event will not occur. <text:s/>Too many are the/ interests at stake, clashing among innumerable seats,/ </text:span><text:span text:style-name="T3">abounding holding together and </text:span><text:span text:style-name="T9"><text:s/>jealous of the upper hand gained by any in this land of equality, professedly so at all wants, if/ not in the strictest sense of the word. <text:s/>That cala-/-mity--I may predict--will not overtake us, but we Jews, without com-/-mitting ourselves by unwise agitations, must always/ side with the liberals, recognizing that cant is not/ religion, professions are not actions. <text:s/>At a meeting/ of Philadelphia Episcopalians, ostensibly in the interest/ of Russian Jews, outraged and murdered by the Russian/ government, a clergyman remarked that those who/ do not adhere to the fourth of the majority, must/ expect perse elections. <text:s/>But that homicidal theory is not/ applied now to the Armenians under a Mohammedan/ government, often </text:span><text:span text:style-name="T3">provoked</text:span><text:span text:style-name="T9"> incited by the medlesomeness[sic!] of American/ missionaries. <text:s/>Of course, Turks cannot be placed </text:span><text:span text:style-name="T3">under</text:span><text:span text:style-name="T9"> in the/ same category </text:span><text:span text:style-name="T3">as</text:span><text:span text:style-name="T9"> with Christians. <text:s/>To rebel against the</text:span><text:span text:style-name="T3">m</text:span><text:span text:style-name="T9"> Moslems rule/ is virtue./</text:span></text:p>
      <text:p text:style-name="P5"><text:span text:style-name="T9"/></text:p>
      <text:p text:style-name="P5"><text:span text:style-name="T9">[Page 9]</text:span></text:p>
      <text:p text:style-name="P5"><text:span text:style-name="T9">Understand, I lament what happens in the East,/ even if only a part of what </text:span><text:span text:style-name="T3">have</text:span><text:span text:style-name="T9"> journals here and/ abroad have reported, </text:span><text:span text:style-name="T3">did come to pass to have</text:span><text:span text:style-name="T9"> be true; and I com-/-mend the philanthropy of Miss Barton and her mer-/-ciful coworkers to mitigate the sufferings of human/ creatures; but I cannot help contrasting the uni-/-versal sympathy now displaced in every city, in every/ town towards the Armenians, and the culpable indif-/-ference when millions of Jews, were under the lash/ of the brutal Cossacks and then equally brutal/ emperor. <text:s/>I must fervently pray that in this/ land of the free and home of the brave, the endea-/-vours of churchmen may prove illusory, shadowy,/ unsubstantial, </text:span><text:span text:style-name="T3">like specters</text:span><text:span text:style-name="T9"> fleeing phantoms. <text:s/>In the language of/ Isaiah I exclaim [Hebrew]/ [Hebrew]. <text:s/>"Take counsel together, it will come/ to naught, speak the word, but it will avail/ nothing, for God's with </text:span><text:span text:style-name="T3">m</text:span><text:span text:style-name="T9"> us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06T13:15:09.59</meta:creation-date>
    <dc:date>2012-09-06T14:50:13.32</dc:date>
    <dc:creator>Penn Libraries</dc:creator>
    <meta:editing-duration>PT00H04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2025" meta:character-count="12794"/>
  </office:meta>
</office:document-meta>
</file>